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7c7b" officeooo:paragraph-rsid="001c7c7b" style:font-weight-asian="normal" style:font-weight-complex="normal"/>
    </style:style>
    <style:style style:name="P2" style:family="paragraph" style:parent-style-name="Standard">
      <style:text-properties fo:font-size="11pt" fo:font-weight="normal" officeooo:rsid="001c7c7b" officeooo:paragraph-rsid="001c7c7b" style:font-size-asian="11pt" style:font-weight-asian="normal" style:font-size-complex="11pt" style:font-weight-complex="normal"/>
    </style:style>
    <style:style style:name="P3" style:family="paragraph" style:parent-style-name="Standard">
      <style:text-properties officeooo:paragraph-rsid="001fd250"/>
    </style:style>
    <style:style style:name="P4" style:family="paragraph" style:parent-style-name="Standard">
      <style:text-properties officeooo:paragraph-rsid="0020fc9c"/>
    </style:style>
    <style:style style:name="P5" style:family="paragraph" style:parent-style-name="Standard">
      <style:text-properties officeooo:paragraph-rsid="0021ba1f"/>
    </style:style>
    <style:style style:name="P6" style:family="paragraph" style:parent-style-name="Standard">
      <style:paragraph-properties fo:margin-left="1.249cm" fo:margin-right="0cm" fo:text-indent="1.249cm" style:auto-text-indent="false"/>
      <style:text-properties fo:font-weight="bold" officeooo:paragraph-rsid="001fd250" style:font-weight-asian="bold" style:font-weight-complex="bold"/>
    </style:style>
    <style:style style:name="P7" style:family="paragraph" style:parent-style-name="Standard">
      <style:paragraph-properties fo:margin-left="1.249cm" fo:margin-right="0cm" fo:text-indent="0cm" style:auto-text-indent="false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Symbol" style:font-name-asian="Symbol1" style:font-name-complex="Symbol1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officeooo:rsid="0021ba1f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color="#0070c0"/>
    </style:style>
    <style:style style:name="T6" style:family="text">
      <style:text-properties fo:color="#0070c0" fo:language="en" fo:country="US"/>
    </style:style>
    <style:style style:name="T7" style:family="text">
      <style:text-properties fo:color="#0070c0" fo:language="en" fo:country="US" officeooo:rsid="001a9dd0"/>
    </style:style>
    <style:style style:name="T8" style:family="text">
      <style:text-properties fo:color="#0070c0" fo:language="en" fo:country="US" fo:font-weight="bold" style:font-weight-asian="bold" style:font-weight-complex="bold"/>
    </style:style>
    <style:style style:name="T9" style:family="text">
      <style:text-properties fo:color="#0070c0" fo:language="en" fo:country="US" fo:font-weight="bold" officeooo:rsid="001a9dd0" style:font-weight-asian="bold" style:font-weight-complex="bold"/>
    </style:style>
    <style:style style:name="T10" style:family="text">
      <style:text-properties fo:color="#0070c0" fo:language="en" fo:country="US" fo:font-weight="bold" officeooo:rsid="001fd250" style:font-weight-asian="bold" style:font-weight-complex="bold"/>
    </style:style>
    <style:style style:name="T11" style:family="text">
      <style:text-properties fo:color="#0070c0" fo:language="en" fo:country="US" officeooo:rsid="001fd250"/>
    </style:style>
    <style:style style:name="T12" style:family="text">
      <style:text-properties fo:color="#0070c0" fo:font-size="12pt" fo:font-weight="bold" style:font-size-asian="12pt" style:font-weight-asian="bold"/>
    </style:style>
    <style:style style:name="T13" style:family="text">
      <style:text-properties fo:color="#0070c0" fo:font-size="12pt" fo:font-weight="bold" officeooo:rsid="001fd250" style:font-size-asian="12pt" style:font-weight-asian="bold"/>
    </style:style>
    <style:style style:name="T14" style:family="text">
      <style:text-properties fo:color="#0070c0" fo:font-size="12pt" fo:font-weight="bold" style:font-size-asian="12pt" style:font-weight-asian="bold" style:font-weight-complex="bold"/>
    </style:style>
    <style:style style:name="T15" style:family="text">
      <style:text-properties fo:color="#0070c0" fo:font-size="12pt" fo:font-weight="bold" officeooo:rsid="0020fc9c" style:font-size-asian="12pt" style:font-weight-asian="bold"/>
    </style:style>
    <style:style style:name="T16" style:family="text">
      <style:text-properties fo:color="#0070c0" fo:font-size="12pt" fo:font-weight="bold" officeooo:rsid="0021ba1f" style:font-size-asian="12pt" style:font-weight-asian="bold"/>
    </style:style>
    <style:style style:name="T17" style:family="text">
      <style:text-properties fo:color="#0070c0" fo:font-size="12pt" fo:font-weight="bold" officeooo:rsid="001f3152" style:font-size-asian="12pt" style:font-weight-asian="bold"/>
    </style:style>
    <style:style style:name="T18" style:family="text">
      <style:text-properties fo:color="#0070c0" fo:font-size="12pt" style:font-size-asian="12pt"/>
    </style:style>
    <style:style style:name="T19" style:family="text">
      <style:text-properties fo:color="#0070c0" officeooo:rsid="001c7c7b"/>
    </style:style>
    <style:style style:name="T20" style:family="text">
      <style:text-properties fo:color="#0070c0" fo:font-weight="bold" style:font-weight-asian="bold" style:font-weight-complex="bold"/>
    </style:style>
    <style:style style:name="T21" style:family="text">
      <style:text-properties fo:color="#0070c0" fo:font-weight="bold" officeooo:rsid="001c7c7b" style:font-weight-asian="bold" style:font-weight-complex="bold"/>
    </style:style>
    <style:style style:name="T22" style:family="text">
      <style:text-properties fo:color="#0070c0" fo:font-weight="bold" officeooo:rsid="001e533d" style:font-weight-asian="bold" style:font-weight-complex="bold"/>
    </style:style>
    <style:style style:name="T23" style:family="text">
      <style:text-properties fo:color="#0070c0" fo:font-weight="bold" officeooo:rsid="0020fc9c" style:font-weight-asian="bold" style:font-weight-complex="bold"/>
    </style:style>
    <style:style style:name="T24" style:family="text">
      <style:text-properties fo:color="#0070c0" officeooo:rsid="001e533d"/>
    </style:style>
    <style:style style:name="T25" style:family="text">
      <style:text-properties fo:color="#0070c0" officeooo:rsid="001f3152"/>
    </style:style>
    <style:style style:name="T26" style:family="text">
      <style:text-properties fo:color="#0070c0" officeooo:rsid="0021ba1f"/>
    </style:style>
    <style:style style:name="T2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dica si son correctos o no los siguientes patrones. En el caso de no ser correctos, corrígelos para que lo sean. Se consideran válidas las siguientes urls: </text:p>
      <text:p text:style-name="Standard"><text:span text:style-name="T1"></text:span> <text:a xlink:type="simple" xlink:href="http://www.google.es" text:style-name="Internet_20_link" text:visited-style-name="Visited_20_Internet_20_Link">http://www.google.es</text:a> </text:p>
      <text:p text:style-name="Standard"><text:span text:style-name="T1"></text:span> <text:a xlink:type="simple" xlink:href="https://url.com" text:style-name="Internet_20_link" text:visited-style-name="Visited_20_Internet_20_Link">https://url.com</text:a> </text:p>
      <text:p text:style-name="Standard"><text:span text:style-name="T2">var patron1= new RegExp(/[http,https{1}]:\/\/[www?]\.[.*]\.[.*]/,i); </text:span></text:p>
      <text:p text:style-name="P2">Hay que quitar la , y {1}, despues sacar ? De los corchetes y quitar los corchetes de los .</text:p>
      <text:p text:style-name="Standard"><text:span text:style-name="T5"><text:tab/><text:tab/></text:span><text:span text:style-name="T8">new RegExp(“/^</text:span><text:span text:style-name="T10">(</text:span><text:span text:style-name="T8">http|https</text:span><text:span text:style-name="T10">)</text:span><text:span text:style-name="T8">\:\/\/</text:span><text:span text:style-name="T10">(</text:span><text:span text:style-name="T8">www</text:span><text:span text:style-name="T9">.</text:span><text:span text:style-name="T10">)</text:span><text:span text:style-name="T8">?</text:span><text:span text:style-name="T9">.</text:span><text:span text:style-name="T10">+</text:span><text:span text:style-name="T8">\..</text:span><text:span text:style-name="T10">+</text:span><text:span text:style-name="T8">$/i “);</text:span></text:p>
      <text:p text:style-name="Standard"><text:span text:style-name="T2">var patron = /^http[s]?\:\/\/\d+\.\d.\d+$/</text:span></text:p>
      <text:p text:style-name="P1"><text:span text:style-name="T4">Hay que cambiar las d por w para que permita introducir cualquier carácter</text:span></text:p>
      <text:p text:style-name="P3"><text:span text:style-name="T4"><text:tab/></text:span><text:span text:style-name="T5"><text:tab/></text:span><text:span text:style-name="T20">/^http[s]?\:\/\/</text:span><text:span text:style-name="T10">(</text:span><text:span text:style-name="T8">www</text:span><text:span text:style-name="T9">.</text:span><text:span text:style-name="T10">)</text:span><text:span text:style-name="T8">?</text:span><text:span text:style-name="T20">\</text:span><text:span text:style-name="T21">w</text:span><text:span text:style-name="T20">+\.\</text:span><text:span text:style-name="T21">w</text:span><text:span text:style-name="T20">+$/;</text:span></text:p>
      <text:p text:style-name="Standard"><text:span text:style-name="T2"><text:s/>var patt = /^(http\:\/\/)([w]{3})?[\.]?\w*[\.]\w*$/;</text:span><text:span text:style-name="T12"> </text:span></text:p>
      <text:p text:style-name="P3"><text:span text:style-name="T12"><text:tab/><text:tab/>/^(http</text:span><text:span text:style-name="T13">[s]?</text:span><text:span text:style-name="T12">\:\/\/)([w]{3}[\.])?\w</text:span><text:span text:style-name="T13">+</text:span><text:span text:style-name="T12">[\.]\w</text:span><text:span text:style-name="T13">+</text:span><text:span text:style-name="T12">$/; </text:span></text:p>
      <text:p text:style-name="Standard"><text:span text:style-name="T2"><text:s/>var patron = /^http\:\/\/(.+)?\..+\..+$/;</text:span></text:p>
      <text:p text:style-name="P6"><text:span text:style-name="T5">/^http</text:span><text:span text:style-name="T18">[s]?</text:span><text:span text:style-name="T5">\:\/\/</text:span><text:span text:style-name="T11">(</text:span><text:span text:style-name="T6">www</text:span><text:span text:style-name="T7">.</text:span><text:span text:style-name="T11">)</text:span><text:span text:style-name="T6">?</text:span><text:span text:style-name="T5">.+\..+$/;</text:span></text:p>
      <text:p text:style-name="Standard"><text:span text:style-name="T2"><text:s/>var patron = /http[s]?\:\/\/[w]*\.?[a-z]+\.[es]?[com]?/; </text:span></text:p>
      <text:p text:style-name="P3"><text:span text:style-name="T12"><text:tab/><text:tab/> <text:s text:c="5"/>/^http[s]?\:\/\/([w]{3}[\.])?</text:span><text:span text:style-name="T13">\w</text:span><text:span text:style-name="T12">+\.[es]?[com]?</text:span><text:span text:style-name="T15">$</text:span><text:span text:style-name="T12">/;</text:span></text:p>
      <text:p text:style-name="Standard"><text:span text:style-name="T2">var patron =/^(http:\/\/ | https:\/\/)[A-Za-z]* \.(com|es)$/; </text:span></text:p>
      <text:p text:style-name="P4"><text:span text:style-name="T2"><text:tab/><text:tab/></text:span><text:span text:style-name="T20">/^(http|https)\:\/\/</text:span><text:span text:style-name="T14">([w]{3}[\.])?</text:span><text:span text:style-name="T22">\w</text:span><text:span text:style-name="T23">+</text:span><text:span text:style-name="T20">\.</text:span><text:span text:style-name="T23">\w+</text:span><text:span text:style-name="T20">$/;</text:span></text:p>
      <text:p text:style-name="Standard"><text:span text:style-name="T2">var regurl = new RegExp("^((https|http)://www\.[a-z]+\.[a-z]+)$"); <text:s/></text:span></text:p>
      <text:p text:style-name="P4"><text:span text:style-name="T12"><text:tab/>new RegExp("^((https|http):</text:span><text:span text:style-name="T16">\</text:span><text:span text:style-name="T12">/</text:span><text:span text:style-name="T16">\</text:span><text:span text:style-name="T12">/</text:span><text:span text:style-name="T15">(</text:span><text:span text:style-name="T12">www\.</text:span><text:span text:style-name="T15">)?\w</text:span><text:span text:style-name="T12">+\.</text:span><text:span text:style-name="T15">\w</text:span><text:span text:style-name="T12">+)$");</text:span></text:p>
      <text:p text:style-name="Standard"><text:span text:style-name="T2">var patron = /^(http|https)\:\/\/(www\.)?[a-z0-9]+\.[a-z]$/; </text:span><text:bookmark text:name="_GoBack"/></text:p>
      <text:p text:style-name="P5"><text:span text:style-name="T2"><text:tab/> <text:s text:c="8"/></text:span><text:span text:style-name="T5">/^(http|https)\:\/\/(www\.)?</text:span><text:span text:style-name="T17">[a-z0-9]</text:span><text:span text:style-name="T5">+\.</text:span><text:span text:style-name="T12">[a-z]</text:span><text:span text:style-name="T5">+$/;</text:span></text:p>
      <text:p text:style-name="Standard"><text:span text:style-name="T2">var reg = /^http(s)?\:\/\/w{3}\.[a-z0-9]+\.(es|com)$/; </text:span></text:p>
      <text:p text:style-name="P4"><text:span text:style-name="T12"><text:tab/><text:tab/>/^http(s)?\:\/\/(www\.)?</text:span><text:span text:style-name="T15">\w</text:span><text:span text:style-name="T12">+\.(es|com)$/;</text:span></text:p>
      <text:p text:style-name="Standard"><text:soft-page-break/><text:span text:style-name="T2"><text:s/>var patUrl = /^(http|https):\/\/(w{3}\.|)[a-zA-Z0-9]+\.[a-z]{</text:span><text:span text:style-name="T3">2</text:span><text:span text:style-name="T2">}$/; </text:span><text:span text:style-name="T18">Es correcto</text:span></text:p>
      <text:p text:style-name="Standard"><text:span text:style-name="T2"><text:s/>var pat = /^(http|https)\:\/\/(www\.)?[a-zA-Z]*\.(es|com)$/;</text:span></text:p>
      <text:p text:style-name="P7"><text:span text:style-name="T5"><text:s text:c="4"/>/^(http|https)\:\/\/(www\.)?</text:span><text:span text:style-name="T25">w</text:span><text:span text:style-name="T26">+</text:span><text:span text:style-name="T5">\.(es|com)$/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Alejandro Benítez García</meta:initial-creator>
    <meta:editing-cycles>3</meta:editing-cycles>
    <meta:creation-date>2017-10-09T09:35:00</meta:creation-date>
    <dc:date>2017-10-09T19:26:26.830984979</dc:date>
    <meta:editing-duration>PT2H2M</meta:editing-duration>
    <meta:generator>LibreOffice/5.1.6.2$Linux_X86_64 LibreOffice_project/10m0$Build-2</meta:generator>
    <meta:document-statistic meta:table-count="0" meta:image-count="0" meta:object-count="0" meta:page-count="2" meta:paragraph-count="26" meta:word-count="126" meta:character-count="1486" meta:non-whitespace-character-count="13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